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79cm"/>
    </style:style>
    <style:style style:name="co4" style:family="table-column">
      <style:table-column-properties fo:break-before="auto" style:column-width="41.954cm"/>
    </style:style>
    <style:style style:name="co5" style:family="table-column">
      <style:table-column-properties fo:break-before="auto" style:column-width="19.55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&quot;F&quot;" style:apply-style-name="Bad" style:base-cell-address="Hoja1.B2"/>
      <style:map style:condition="cell-content()=&quot;V&quot;" style:apply-style-name="Good" style:base-cell-address="Hoja1.B2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&quot;F&quot;" style:apply-style-name="Bad" style:base-cell-address="Hoja1.B2"/>
      <style:map style:condition="cell-content()=&quot;V&quot;" style:apply-style-name="Good" style:base-cell-address="Hoja1.B2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fo:font-weight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4" table:default-cell-style-name="ce4"/>
        <table:table-column table:style-name="co3" table:default-cell-style-name="ce4"/>
        <table:table-column table:style-name="co4" table:default-cell-style-name="ce6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B-ts</text:p>
          </table:table-cell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en USB</text:p>
          </table:table-cell>
          <table:table-cell table:style-name="ce1" office:value-type="string" calcext:value-type="string">
            <text:p>en PC</text:p>
          </table:table-cell>
          <table:table-cell table:style-name="ce1"/>
          <table:table-cell table:style-name="ce1" office:value-type="string" calcext:value-type="string">
            <text:p>Interpretación y acción recomenda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F</text:p>
          </table:table-cell>
          <table:table-cell/>
          <table:table-cell office:value-type="string" calcext:value-type="string">
            <text:p>Archivo no existe en ningún lado ni hay rastro → <text:span text:style-name="T1">Nada</text:span> (sincronizado: ausente en ambo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Archivo solo en PC, sincronizador no lo sabe → <text:span text:style-name="T1">Copiar PC → USB</text:span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Archivo solo en USB, sincronizador no lo sabe → <text:span text:style-name="T1">Copiar USB → PC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/>
          <table:table-cell office:value-type="string" calcext:value-type="string">
            <text:p>Archivo en ambos, sincronizador no lo sabe → <text:span text:style-name="T1">Registrar en db USB (añadir B)</text:span> pero ya está presente → prácticamente <text:span text:style-name="T1">Nada</text:span>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V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office:value-type="string" calcext:value-type="string">
            <text:p>OK, alguien borro a drede manualmente</text:p>
          </table:table-cell>
          <table:table-cell table:style-name="ce7" office:value-type="string" calcext:value-type="string">
            <text:p>Sincronizador cree que debería estar en USB pero no está físicamente, y no hay tombstone → probablemente fue borrado manualmente fuera del sincronizador en USB → <text:span text:style-name="T1">Borrar en PC</text:span> (propagar borrado)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V</text:p>
          </table:table-cell>
          <table:table-cell table:style-name="ce5" office:value-type="string" calcext:value-type="string">
            <text:p>Metadatos == copiar a USB e informar en logs</text:p>
          </table:table-cell>
          <table:table-cell table:style-name="ce7" office:value-type="string" calcext:value-type="string">
            <text:p>Debería estar en USB (B=V) pero no está (C=F), hay archivo en PC → <text:span text:style-name="T1">Copiar PC → USB</text:span> (restaurar en USB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K, supone que metadatos son iguales</text:p>
          </table:table-cell>
          <table:table-cell office:value-type="string" calcext:value-type="string">
            <text:p>Archivo en USB, sincronizador lo sabe (B=V), no en PC → <text:span text:style-name="T1">Copiar USB → PC</text:span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Deberian ser el mismo archivo</text:p>
          </table:table-cell>
          <table:table-cell office:value-type="string" calcext:value-type="string">
            <text:p>Caso ideal: presente en ambos y sincronizador lo sabe → <text:span text:style-name="T1">Nada</text:span> (perfectamente sincronizado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NO HACE NADA</text:p>
          </table:table-cell>
          <table:table-cell office:value-type="string" calcext:value-type="string">
            <text:p>Hay tombstone en USB → el usuario borró intencionalmente en USB → <text:span text:style-name="T1">Borrar en PC</text:span> (propagar borrado) y luego limpiar tombsto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pagar borrado salvo que los metadatos !=</text:p>
          </table:table-cell>
          <table:table-cell office:value-type="string" calcext:value-type="string">
            <text:p>Usuario borró en USB (tombstone), pero archivo sigue en PC → <text:span text:style-name="T1">Borrar en PC</text:span> (acción clara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POSIBLE</text:p>
          </table:table-cell>
          <table:table-cell office:value-type="string" calcext:value-type="string">
            <text:p>Tombstone pero archivo físico sigue en USB → inconsistencia interna del USB (corrupción o borrado fallido) → generalmente se prioriza tombstone → <text:span text:style-name="T1">Borrar en USB</text:span> y propagar borrado a P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/>
          <table:table-cell office:value-type="string" calcext:value-type="string">
            <text:p>Tombstone + archivo físico en USB + en PC → muy raro/inconsistente → priorizar intención de borrado → <text:span text:style-name="T1">Borrar en ambos</text:span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/>
          <table:table-cell office:value-type="string" calcext:value-type="string">
            <text:p>Tombstone + entrada en db → estado inválido (contradicción) → depende de implementación; muchos sincronizadores priorizan tombstone → tratar como borrado intencional → <text:span text:style-name="T1">Nada</text:span> o limpiar entrada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Tombstone + db cree que existe, pero físicamente no en USB → conflicto → usualmente priorizar tombstone → <text:span text:style-name="T1">Borrar en PC</text:span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nconsistencia grave (tombstone + db + físico en USB) → priorizar tombstone o db según política; común: <text:span text:style-name="T1">Conflicto</text:span> o borrar físico en US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V</text:p>
          </table:table-cell>
          <table:table-cell/>
          <table:table-cell office:value-type="string" calcext:value-type="string">
            <text:p>Muy inconsistente (tombstone pero todo presente) → <text:span text:style-name="T1">Conflicto</text:span> o limpiar tombstone</text:p>
          </table:table-cell>
        </table:table-row>
        <calcext:conditional-formats>
          <calcext:conditional-format calcext:target-range-address="Hoja1.B2:Hoja1.F17">
            <calcext:condition calcext:apply-style-name="Bad" calcext:value="=&quot;F&quot;" calcext:base-cell-address="Hoja1.B2"/>
            <calcext:condition calcext:apply-style-name="Good" calcext:value="=&quot;V&quot;" calcext:base-cell-address="Hoja1.B2"/>
          </calcext:conditional-format>
        </calcext:conditional-formats>
      </table:table>
      <table:table table:name="Hoja2" table:style-name="ta1">
        <table:table-column table:style-name="co2" table:number-columns-repeated="6" table:default-cell-style-name="ce10"/>
        <table:table-column table:style-name="co5" table:default-cell-style-name="ce10"/>
        <table:table-column table:style-name="co2" table:default-cell-style-name="ce10"/>
        <table:table-row table:style-name="ro3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A (tombstone USB)</text:p>
          </table:table-cell>
          <table:table-cell table:style-name="ce8" office:value-type="string" calcext:value-type="string">
            <text:p>B (db USB)</text:p>
          </table:table-cell>
          <table:table-cell table:style-name="ce8" office:value-type="string" calcext:value-type="string">
            <text:p>C (archivo USB)</text:p>
          </table:table-cell>
          <table:table-cell table:style-name="ce8" office:value-type="string" calcext:value-type="string">
            <text:p>D (archivo PC)</text:p>
          </table:table-cell>
          <table:table-cell table:style-name="ce8" office:value-type="string" calcext:value-type="string">
            <text:p>E (metadatos difieren)</text:p>
          </table:table-cell>
          <table:table-cell table:style-name="ce8" office:value-type="string" calcext:value-type="string">
            <text:p>Interpretación y acción recomendada</text:p>
          </table:table-cell>
          <table:table-cell/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Archivo ausente en ambos, sin rastro → Nada (sincronizado: borrado total)</text:p>
          </table:table-cell>
          <table:table-cell/>
        </table:table-row>
        <table:table-row table:style-name="ro3">
          <table:table-cell table:style-name="ce9" office:value-type="float" office:value="2" calcext:value-type="float">
            <text:p>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mposible (nada que comparar) → tratar como #1: Nada</text:p>
          </table:table-cell>
          <table:table-cell/>
        </table:table-row>
        <table:table-row table:style-name="ro3"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Archivo solo en PC, sincronizador no lo sabe → Copiar PC → USB (creación nueva)</text:p>
          </table:table-cell>
          <table:table-cell/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mposible → tratar como #3: Copiar PC → USB</text:p>
          </table:table-cell>
          <table:table-cell/>
        </table:table-row>
        <table:table-row table:style-name="ro3"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Archivo solo en USB, sincronizador no lo sabe → Copiar USB → PC</text:p>
          </table:table-cell>
          <table:table-cell/>
        </table:table-row>
        <table:table-row table:style-name="ro3"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mposible → tratar como #5: Copiar USB → PC</text:p>
          </table:table-cell>
          <table:table-cell/>
        </table:table-row>
        <table:table-row table:style-name="ro3"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Archivos en ambos, idénticos, pero sincronizador no los conoce → Registrar en db USB (añadir B) → Nada</text:p>
          </table:table-cell>
          <table:table-cell/>
        </table:table-row>
        <table:table-row table:style-name="ro3"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rchivos en ambos pero difieren, sincronizador no los conoce → Conflicto (cambios independientes) → crear copias de conflicto o preguntar usuario</text:p>
          </table:table-cell>
          <table:table-cell/>
        </table:table-row>
        <table:table-row table:style-name="ro3"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ebería estar en USB pero fue borrado manualmente → Borrar en PC (propagar borrado)</text:p>
          </table:table-cell>
          <table:table-cell/>
        </table:table-row>
        <table:table-row table:style-name="ro3">
          <table:table-cell table:style-name="ce9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mposible → tratar como #9: Borrar en PC</text:p>
          </table:table-cell>
          <table:table-cell/>
        </table:table-row>
        <table:table-row table:style-name="ro3"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ebería estar en USB (B=1) pero no está → Copiar PC → USB (restaurar)</text:p>
          </table:table-cell>
          <table:table-cell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gual que #11, pero versión PC podría ser más nueva → Copiar PC → USB (asumiendo PC modificó)</text:p>
          </table:table-cell>
          <table:table-cell/>
        </table:table-row>
        <table:table-row table:style-name="ro3">
          <table:table-cell table:style-name="ce9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Archivo en USB conocido, no en PC → Copiar USB → PC</text:p>
          </table:table-cell>
          <table:table-cell/>
        </table:table-row>
        <table:table-row table:style-name="ro3">
          <table:table-cell table:style-name="ce9" office:value-type="float" office:value="14" calcext:value-type="float">
            <text:p>1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mposible → tratar como #13</text:p>
          </table:table-cell>
          <table:table-cell/>
        </table:table-row>
        <table:table-row table:style-name="ro3"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aso ideal: presente e idéntico en ambos, conocido → Nada</text:p>
          </table:table-cell>
          <table:table-cell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Presente en ambos pero difieren → Conflicto de modificación → resolver con timestamps (ver más abajo) o crear conflicto</text:p>
          </table:table-cell>
          <table:table-cell/>
        </table:table-row>
        <table:table-row table:style-name="ro3">
          <table:table-cell table:style-name="ce9" office:value-type="float" office:value="17" calcext:value-type="float">
            <text:p>1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Tombstone: borrado intencional en USB → Borrar en PC y limpiar tombstone</text:p>
          </table:table-cell>
          <table:table-cell/>
        </table:table-row>
        <table:table-row table:style-name="ro3">
          <table:table-cell table:style-name="ce9" office:value-type="float" office:value="18" calcext:value-type="float">
            <text:p>1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mposible → tratar como #17</text:p>
          </table:table-cell>
          <table:table-cell/>
        </table:table-row>
        <table:table-row table:style-name="ro3">
          <table:table-cell table:style-name="ce9" office:value-type="float" office:value="19" calcext:value-type="float">
            <text:p>19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Tombstone vs archivo en PC → Borrar en PC (propagar borrado intencional)</text:p>
          </table:table-cell>
          <table:table-cell/>
        </table:table-row>
        <table:table-row table:style-name="ro3">
          <table:table-cell table:style-name="ce9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Tombstone vs versión posiblemente modificada en PC → Conflicto (borrado vs modificación) → usualmente gana borrado o usar timestamp</text:p>
          </table:table-cell>
          <table:table-cell/>
        </table:table-row>
        <table:table-row table:style-name="ro3">
          <table:table-cell table:style-name="ce9" office:value-type="float" office:value="21" calcext:value-type="float">
            <text:p>2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Inconsistencia USB (tombstone + físico) → priorizar tombstone: Borrar físico en USB, luego tratar como #17</text:p>
          </table:table-cell>
          <table:table-cell/>
        </table:table-row>
        <table:table-row table:style-name="ro3">
          <table:table-cell table:style-name="ce9" office:value-type="float" office:value="22" calcext:value-type="float">
            <text:p>2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gual, pero físico USB podría ser más nuevo → Conflicto grave → intervención manual</text:p>
          </table:table-cell>
          <table:table-cell/>
        </table:table-row>
        <table:table-row table:style-name="ro3">
          <table:table-cell table:style-name="ce9" office:value-type="float" office:value="23" calcext:value-type="float">
            <text:p>2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Inconsistencia + idénticos → priorizar tombstone: Borrar en ambos</text:p>
          </table:table-cell>
          <table:table-cell/>
        </table:table-row>
        <table:table-row table:style-name="ro3">
          <table:table-cell table:style-name="ce9" office:value-type="float" office:value="24" calcext:value-type="float">
            <text:p>2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nconsistencia + difieren → Conflicto alto → manual o backup ambos</text:p>
          </table:table-cell>
          <table:table-cell/>
        </table:table-row>
        <table:table-row table:style-name="ro3">
          <table:table-cell table:style-name="ce9" office:value-type="float" office:value="25" calcext:value-type="float">
            <text:p>2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Estado inválido (tombstone + db) → priorizar tombstone: Nada o limpiar db</text:p>
          </table:table-cell>
          <table:table-cell/>
        </table:table-row>
        <table:table-row table:style-name="ro3">
          <table:table-cell table:style-name="ce9" office:value-type="float" office:value="26" calcext:value-type="float">
            <text:p>2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mposible → tratar como #25</text:p>
          </table:table-cell>
          <table:table-cell/>
        </table:table-row>
        <table:table-row table:style-name="ro3">
          <table:table-cell table:style-name="ce9" office:value-type="float" office:value="27" calcext:value-type="float">
            <text:p>2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Inválido + archivo PC → priorizar tombstone: Borrar en PC</text:p>
          </table:table-cell>
          <table:table-cell/>
        </table:table-row>
        <table:table-row table:style-name="ro3">
          <table:table-cell table:style-name="ce9" office:value-type="float" office:value="28" calcext:value-type="float">
            <text:p>2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nválido + posible modificación PC → Conflicto (borrado vs cambio)</text:p>
          </table:table-cell>
          <table:table-cell/>
        </table:table-row>
        <table:table-row table:style-name="ro3">
          <table:table-cell table:style-name="ce9" office:value-type="float" office:value="29" calcext:value-type="float">
            <text:p>29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Inconsistencia grave → priorizar tombstone o db → usualmente Borrar físico USB</text:p>
          </table:table-cell>
          <table:table-cell/>
        </table:table-row>
        <table:table-row table:style-name="ro3">
          <table:table-cell table:style-name="ce9" office:value-type="float" office:value="30" calcext:value-type="float">
            <text:p>3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gual pero posible cambio externo USB → Conflicto</text:p>
          </table:table-cell>
          <table:table-cell/>
        </table:table-row>
        <table:table-row table:style-name="ro3">
          <table:table-cell table:style-name="ce9" office:value-type="float" office:value="31" calcext:value-type="float">
            <text:p>31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Inconsistencia pero idénticos → limpiar tombstone → Nada</text:p>
          </table:table-cell>
          <table:table-cell/>
        </table:table-row>
        <table:table-row table:style-name="ro3">
          <table:table-cell table:style-name="ce9" office:value-type="float" office:value="32" calcext:value-type="float">
            <text:p>32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Inconsistencia + difieren → Conflicto máximo → intervención manual</text:p>
          </table:table-cell>
          <table:table-cell/>
        </table:table-row>
        <table:table-row table:style-name="ro3" table:number-rows-repeated="1048542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/00/0000</text:date>, <text:time style:data-style-name="N2" text:time-value="18:06:13.91863709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16:28:39.309069276</meta:creation-date>
    <dc:date>2025-12-28T23:01:04.097851461</dc:date>
    <meta:editing-duration>PT4H26M57S</meta:editing-duration>
    <meta:editing-cycles>3</meta:editing-cycles>
    <meta:generator>LibreOffice/24.2.7.2$Linux_X86_64 LibreOffice_project/420$Build-2</meta:generator>
    <meta:document-statistic meta:table-count="2" meta:cell-count="340" meta:object-count="0"/>
  </office:meta>
</office:document-meta>
</file>